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28in"/>
    </style:style>
    <style:style style:name="co2" style:family="table-column">
      <style:table-column-properties fo:break-before="auto" style:column-width="1.0071in"/>
    </style:style>
    <style:style style:name="co3" style:family="table-column">
      <style:table-column-properties fo:break-before="auto" style:column-width="0.5807in"/>
    </style:style>
    <style:style style:name="co4" style:family="table-column">
      <style:table-column-properties fo:break-before="auto" style:column-width="0.6571in"/>
    </style:style>
    <style:style style:name="co5" style:family="table-column">
      <style:table-column-properties fo:break-before="auto" style:column-width="0.8925in"/>
    </style:style>
    <style:style style:name="co6" style:family="table-column">
      <style:table-column-properties fo:break-before="auto" style:column-width="0.622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number-columns-repeated="3" table:default-cell-style-name="Default"/>
        <table:table-column table:style-name="co2" table:number-columns-repeated="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5" table:number-columns-repeated="2" table:default-cell-style-name="ce2"/>
        <table:table-column table:style-name="co6" table:number-columns-repeated="2" table:default-cell-style-name="Default"/>
        <table:table-column table:style-name="co5" table:default-cell-style-name="ce2"/>
        <table:table-column table:style-name="co5" table:default-cell-style-name="ce3"/>
        <table:table-column table:style-name="co5" table:default-cell-style-name="ce2"/>
        <table:table-row table:style-name="ro1">
          <table:table-cell office:value-type="string">
            <text:p>year</text:p>
          </table:table-cell>
          <table:table-cell office:value-type="string">
            <text:p>c_to_n_by_c</text:p>
          </table:table-cell>
          <table:table-cell office:value-type="string">
            <text:p>c_to_c_by_c</text:p>
          </table:table-cell>
          <table:table-cell office:value-type="string">
            <text:p>c_to_i_by_c</text:p>
          </table:table-cell>
          <table:table-cell office:value-type="string">
            <text:p>c_to_i</text:p>
          </table:table-cell>
          <table:table-cell office:value-type="string">
            <text:p>c_to_ciwn</text:p>
          </table:table-cell>
          <table:table-cell office:value-type="string">
            <text:p>c_total</text:p>
          </table:table-cell>
          <table:table-cell office:value-type="string">
            <text:p>c_to_i_by_i</text:p>
          </table:table-cell>
          <table:table-cell office:value-type="string">
            <text:p>i_to_n_by_i</text:p>
          </table:table-cell>
          <table:table-cell office:value-type="string">
            <text:p>i_to_i_by_i</text:p>
          </table:table-cell>
          <table:table-cell office:value-type="string">
            <text:p>i_total</text:p>
          </table:table-cell>
          <table:table-cell office:value-type="string">
            <text:p>n_to_n</text:p>
          </table:table-cell>
          <table:table-cell office:value-type="string">
            <text:p>total</text:p>
          </table:table-cell>
          <table:table-cell office:value-type="string">
            <text:p>c_to_i_by_total</text:p>
          </table:table-cell>
          <table:table-cell office:value-type="string">
            <text:p>c_to_i_by_ci</text:p>
          </table:table-cell>
          <table:table-cell office:value-type="string">
            <text:p>cusers</text:p>
          </table:table-cell>
          <table:table-cell office:value-type="string">
            <text:p>iusers</text:p>
          </table:table-cell>
          <table:table-cell office:value-type="string">
            <text:p>c_to_i_by_cusers</text:p>
          </table:table-cell>
          <table:table-cell office:value-type="string">
            <text:p>c_to_i_by_iusers</text:p>
          </table:table-cell>
          <table:table-cell office:value-type="string">
            <text:p>c_to_i_by_ciwn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0.998052580331061">
            <text:p>0.9980525803</text:p>
          </table:table-cell>
          <table:table-cell office:value-type="float" office:value="0.00194741966893866">
            <text:p>0.0019474197</text:p>
          </table:table-cell>
          <table:table-cell office:value-type="float" office:value="0">
            <text:p>0</text:p>
          </table:table-cell>
          <table:table-cell table:formula="of:=[.D2]*[.G2]" office:value-type="float" office:value="0">
            <text:p>0</text:p>
          </table:table-cell>
          <table:table-cell table:formula="of:=[.C2]*[.G2]+[.D2]*[.G2]" office:value-type="float" office:value="2">
            <text:p>2</text:p>
          </table:table-cell>
          <table:table-cell office:value-type="float" office:value="1027">
            <text:p>1027</text:p>
          </table:table-cell>
          <table:table-cell table:number-columns-repeated="3" office:value-type="string">
            <text:p>NaN</text:p>
          </table:table-cell>
          <table:table-cell office:value-type="float" office:value="0">
            <text:p>0</text:p>
          </table:table-cell>
          <table:table-cell office:value-type="float" office:value="52294">
            <text:p>52294</text:p>
          </table:table-cell>
          <table:table-cell table:formula="of:=[.G2]+[.K2]+[.L2]" office:value-type="float" office:value="53321">
            <text:p>53321</text:p>
          </table:table-cell>
          <table:table-cell table:formula="of:=([.D2]*[.G2])/[.M2]" office:value-type="float" office:value="0">
            <text:p>0</text:p>
          </table:table-cell>
          <table:table-cell table:formula="of:=([.D2]*[.G2])/([.G2]+[.K2])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formula="of:=([.D2]*[.G2])/[.P2]" office:value-type="float" office:value="0">
            <text:p>0</text:p>
          </table:table-cell>
          <table:table-cell table:formula="of:=([.D2]*[.G2])/[.Q2]" office:value-type="float" office:value="0">
            <text:p>#DIV/0!</text:p>
          </table:table-cell>
          <table:table-cell table:formula="of:=[.E2]/[.F2]" office:value-type="float" office:value="0">
            <text:p>0</text:p>
          </table:table-cell>
        </table:table-row>
        <table:table-row table:style-name="ro1">
          <table:table-cell office:value-type="float" office:value="2001">
            <text:p>2001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[.D3]*[.G3]" office:value-type="float" office:value="0">
            <text:p>0</text:p>
          </table:table-cell>
          <table:table-cell table:formula="of:=[.C3]*[.G3]+[.D3]*[.G3]" office:value-type="float" office:value="0">
            <text:p>0</text:p>
          </table:table-cell>
          <table:table-cell office:value-type="float" office:value="93">
            <text:p>93</text:p>
          </table:table-cell>
          <table:table-cell table:number-columns-repeated="3" office:value-type="string">
            <text:p>NaN</text:p>
          </table:table-cell>
          <table:table-cell office:value-type="float" office:value="0">
            <text:p>0</text:p>
          </table:table-cell>
          <table:table-cell office:value-type="float" office:value="53095">
            <text:p>53095</text:p>
          </table:table-cell>
          <table:table-cell table:formula="of:=[.G3]+[.K3]+[.L3]" office:value-type="float" office:value="53188">
            <text:p>53188</text:p>
          </table:table-cell>
          <table:table-cell table:formula="of:=([.D3]*[.G3])/[.M3]" office:value-type="float" office:value="0">
            <text:p>0</text:p>
          </table:table-cell>
          <table:table-cell table:formula="of:=([.D3]*[.G3])/([.G3]+[.K3])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([.D3]*[.G3])/[.P3]" office:value-type="float" office:value="0">
            <text:p>0</text:p>
          </table:table-cell>
          <table:table-cell table:formula="of:=([.D3]*[.G3])/[.Q3]" office:value-type="float" office:value="0">
            <text:p>#DIV/0!</text:p>
          </table:table-cell>
          <table:table-cell table:formula="of:=[.E3]/[.F3]" office:value-type="float" office:value="0">
            <text:p>#DIV/0!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0.993288590604027">
            <text:p>0.9932885906</text:p>
          </table:table-cell>
          <table:table-cell office:value-type="float" office:value="0.00671140939597315">
            <text:p>0.0067114094</text:p>
          </table:table-cell>
          <table:table-cell office:value-type="float" office:value="0">
            <text:p>0</text:p>
          </table:table-cell>
          <table:table-cell table:formula="of:=[.D4]*[.G4]" office:value-type="float" office:value="0">
            <text:p>0</text:p>
          </table:table-cell>
          <table:table-cell table:formula="of:=[.C4]*[.G4]+[.D4]*[.G4]" office:value-type="float" office:value="2">
            <text:p>2</text:p>
          </table:table-cell>
          <table:table-cell office:value-type="float" office:value="298">
            <text:p>298</text:p>
          </table:table-cell>
          <table:table-cell table:number-columns-repeated="3" office:value-type="string">
            <text:p>NaN</text:p>
          </table:table-cell>
          <table:table-cell office:value-type="float" office:value="0">
            <text:p>0</text:p>
          </table:table-cell>
          <table:table-cell office:value-type="float" office:value="147518">
            <text:p>147518</text:p>
          </table:table-cell>
          <table:table-cell table:formula="of:=[.G4]+[.K4]+[.L4]" office:value-type="float" office:value="147816">
            <text:p>147816</text:p>
          </table:table-cell>
          <table:table-cell table:formula="of:=([.D4]*[.G4])/[.M4]" office:value-type="float" office:value="0">
            <text:p>0</text:p>
          </table:table-cell>
          <table:table-cell table:formula="of:=([.D4]*[.G4])/([.G4]+[.K4])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formula="of:=([.D4]*[.G4])/[.P4]" office:value-type="float" office:value="0">
            <text:p>0</text:p>
          </table:table-cell>
          <table:table-cell table:formula="of:=([.D4]*[.G4])/[.Q4]" office:value-type="float" office:value="0">
            <text:p>#DIV/0!</text:p>
          </table:table-cell>
          <table:table-cell table:formula="of:=[.E4]/[.F4]" office:value-type="float" office:value="0">
            <text:p>0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[.D5]*[.G5]" office:value-type="float" office:value="0">
            <text:p>0</text:p>
          </table:table-cell>
          <table:table-cell table:formula="of:=[.C5]*[.G5]+[.D5]*[.G5]" office:value-type="float" office:value="0">
            <text:p>0</text:p>
          </table:table-cell>
          <table:table-cell office:value-type="float" office:value="406">
            <text:p>406</text:p>
          </table:table-cell>
          <table:table-cell table:number-columns-repeated="3" office:value-type="string">
            <text:p>NaN</text:p>
          </table:table-cell>
          <table:table-cell office:value-type="float" office:value="0">
            <text:p>0</text:p>
          </table:table-cell>
          <table:table-cell office:value-type="float" office:value="225623">
            <text:p>225623</text:p>
          </table:table-cell>
          <table:table-cell table:formula="of:=[.G5]+[.K5]+[.L5]" office:value-type="float" office:value="226029">
            <text:p>226029</text:p>
          </table:table-cell>
          <table:table-cell table:formula="of:=([.D5]*[.G5])/[.M5]" office:value-type="float" office:value="0">
            <text:p>0</text:p>
          </table:table-cell>
          <table:table-cell table:formula="of:=([.D5]*[.G5])/([.G5]+[.K5])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formula="of:=([.D5]*[.G5])/[.P5]" office:value-type="float" office:value="0">
            <text:p>0</text:p>
          </table:table-cell>
          <table:table-cell table:formula="of:=([.D5]*[.G5])/[.Q5]" office:value-type="float" office:value="0">
            <text:p>#DIV/0!</text:p>
          </table:table-cell>
          <table:table-cell table:formula="of:=[.E5]/[.F5]" office:value-type="float" office:value="0">
            <text:p>#DIV/0!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0.989619523769172">
            <text:p>0.9896195238</text:p>
          </table:table-cell>
          <table:table-cell office:value-type="float" office:value="0.0103804762308279">
            <text:p>0.0103804762</text:p>
          </table:table-cell>
          <table:table-cell office:value-type="float" office:value="0">
            <text:p>0</text:p>
          </table:table-cell>
          <table:table-cell table:formula="of:=[.D6]*[.G6]" office:value-type="float" office:value="0">
            <text:p>0</text:p>
          </table:table-cell>
          <table:table-cell table:formula="of:=[.C6]*[.G6]+[.D6]*[.G6]" office:value-type="float" office:value="245">
            <text:p>245</text:p>
          </table:table-cell>
          <table:table-cell office:value-type="float" office:value="23602">
            <text:p>23602</text:p>
          </table:table-cell>
          <table:table-cell table:number-columns-repeated="3" office:value-type="string">
            <text:p>NaN</text:p>
          </table:table-cell>
          <table:table-cell office:value-type="float" office:value="0">
            <text:p>0</text:p>
          </table:table-cell>
          <table:table-cell office:value-type="float" office:value="804468">
            <text:p>804468</text:p>
          </table:table-cell>
          <table:table-cell table:formula="of:=[.G6]+[.K6]+[.L6]" office:value-type="float" office:value="828070">
            <text:p>828070</text:p>
          </table:table-cell>
          <table:table-cell table:formula="of:=([.D6]*[.G6])/[.M6]" office:value-type="float" office:value="0">
            <text:p>0</text:p>
          </table:table-cell>
          <table:table-cell table:formula="of:=([.D6]*[.G6])/([.G6]+[.K6])"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table:formula="of:=([.D6]*[.G6])/[.P6]" office:value-type="float" office:value="0">
            <text:p>0</text:p>
          </table:table-cell>
          <table:table-cell table:formula="of:=([.D6]*[.G6])/[.Q6]" office:value-type="float" office:value="0">
            <text:p>#DIV/0!</text:p>
          </table:table-cell>
          <table:table-cell table:formula="of:=[.E6]/[.F6]" office:value-type="float" office:value="0">
            <text:p>0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float" office:value="0.940490090142357">
            <text:p>0.9404900901</text:p>
          </table:table-cell>
          <table:table-cell office:value-type="float" office:value="0.0595099098576433">
            <text:p>0.0595099099</text:p>
          </table:table-cell>
          <table:table-cell office:value-type="float" office:value="0">
            <text:p>0</text:p>
          </table:table-cell>
          <table:table-cell table:formula="of:=[.D7]*[.G7]" office:value-type="float" office:value="0">
            <text:p>0</text:p>
          </table:table-cell>
          <table:table-cell table:formula="of:=[.C7]*[.G7]+[.D7]*[.G7]" office:value-type="float" office:value="8206.00000000001">
            <text:p>8206</text:p>
          </table:table-cell>
          <table:table-cell office:value-type="float" office:value="137893">
            <text:p>137893</text:p>
          </table:table-cell>
          <table:table-cell table:number-columns-repeated="3" office:value-type="string">
            <text:p>NaN</text:p>
          </table:table-cell>
          <table:table-cell office:value-type="float" office:value="0">
            <text:p>0</text:p>
          </table:table-cell>
          <table:table-cell office:value-type="float" office:value="1259176">
            <text:p>1259176</text:p>
          </table:table-cell>
          <table:table-cell table:formula="of:=[.G7]+[.K7]+[.L7]" office:value-type="float" office:value="1397069">
            <text:p>1397069</text:p>
          </table:table-cell>
          <table:table-cell table:formula="of:=([.D7]*[.G7])/[.M7]" office:value-type="float" office:value="0">
            <text:p>0</text:p>
          </table:table-cell>
          <table:table-cell table:formula="of:=([.D7]*[.G7])/([.G7]+[.K7])" office:value-type="float" office:value="0">
            <text:p>0</text:p>
          </table:table-cell>
          <table:table-cell office:value-type="float" office:value="65">
            <text:p>65</text:p>
          </table:table-cell>
          <table:table-cell office:value-type="float" office:value="0">
            <text:p>0</text:p>
          </table:table-cell>
          <table:table-cell table:formula="of:=([.D7]*[.G7])/[.P7]" office:value-type="float" office:value="0">
            <text:p>0</text:p>
          </table:table-cell>
          <table:table-cell table:formula="of:=([.D7]*[.G7])/[.Q7]" office:value-type="float" office:value="0">
            <text:p>#DIV/0!</text:p>
          </table:table-cell>
          <table:table-cell table:formula="of:=[.E7]/[.F7]" office:value-type="float" office:value="0">
            <text:p>0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float" office:value="0.911073831504924">
            <text:p>0.9110738315</text:p>
          </table:table-cell>
          <table:table-cell office:value-type="float" office:value="0.0888295912636952">
            <text:p>0.0888295913</text:p>
          </table:table-cell>
          <table:table-cell table:style-name="ce1" office:value-type="float" office:value="0.0000965772313811617">
            <text:p>9.66E-005</text:p>
          </table:table-cell>
          <table:table-cell table:formula="of:=[.D8]*[.G8]" office:value-type="float" office:value="27">
            <text:p>27</text:p>
          </table:table-cell>
          <table:table-cell table:formula="of:=[.C8]*[.G8]+[.D8]*[.G8]" office:value-type="float" office:value="24861">
            <text:p>24861</text:p>
          </table:table-cell>
          <table:table-cell office:value-type="float" office:value="279569">
            <text:p>279569</text:p>
          </table:table-cell>
          <table:table-cell office:value-type="float" office:value="0.0419254658385093">
            <text:p>0.0419254658</text:p>
          </table:table-cell>
          <table:table-cell office:value-type="float" office:value="0.958074534161491">
            <text:p>0.9580745342</text:p>
          </table:table-cell>
          <table:table-cell office:value-type="float" office:value="0">
            <text:p>0</text:p>
          </table:table-cell>
          <table:table-cell office:value-type="float" office:value="644">
            <text:p>644</text:p>
          </table:table-cell>
          <table:table-cell office:value-type="float" office:value="1715050">
            <text:p>1715050</text:p>
          </table:table-cell>
          <table:table-cell table:formula="of:=[.G8]+[.K8]+[.L8]" office:value-type="float" office:value="1995263">
            <text:p>1995263</text:p>
          </table:table-cell>
          <table:table-cell table:formula="of:=([.D8]*[.G8])/[.M8]" office:value-type="float" office:value="0.0000135320506619929">
            <text:p>1.35320506619929E-005</text:p>
          </table:table-cell>
          <table:table-cell table:formula="of:=([.D8]*[.G8])/([.G8]+[.K8])" office:value-type="float" office:value="0.0000963552725962036">
            <text:p>9.63552725962036E-005</text:p>
          </table:table-cell>
          <table:table-cell office:value-type="float" office:value="144">
            <text:p>144</text:p>
          </table:table-cell>
          <table:table-cell office:value-type="float" office:value="1">
            <text:p>1</text:p>
          </table:table-cell>
          <table:table-cell table:formula="of:=([.D8]*[.G8])/[.P8]" office:value-type="float" office:value="0.1875">
            <text:p>0.1875</text:p>
          </table:table-cell>
          <table:table-cell table:formula="of:=([.D8]*[.G8])/[.Q8]" office:value-type="float" office:value="27">
            <text:p>27</text:p>
          </table:table-cell>
          <table:table-cell table:formula="of:=[.E8]/[.F8]" office:value-type="float" office:value="0.00108603837335586">
            <text:p>0.0010860384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0.91315911048958">
            <text:p>0.9131591105</text:p>
          </table:table-cell>
          <table:table-cell office:value-type="float" office:value="0.0854892681891396">
            <text:p>0.0854892682</text:p>
          </table:table-cell>
          <table:table-cell office:value-type="float" office:value="0.00135162132128008">
            <text:p>0.0013516213</text:p>
          </table:table-cell>
          <table:table-cell table:formula="of:=[.D9]*[.G9]" office:value-type="float" office:value="433.000000000001">
            <text:p>433</text:p>
          </table:table-cell>
          <table:table-cell table:formula="of:=[.C9]*[.G9]+[.D9]*[.G9]" office:value-type="float" office:value="27820">
            <text:p>27820</text:p>
          </table:table-cell>
          <table:table-cell office:value-type="float" office:value="320356">
            <text:p>320356</text:p>
          </table:table-cell>
          <table:table-cell office:value-type="float" office:value="0.0824761904761905">
            <text:p>0.0824761905</text:p>
          </table:table-cell>
          <table:table-cell office:value-type="float" office:value="0.91752380952381">
            <text:p>0.9175238095</text:p>
          </table:table-cell>
          <table:table-cell office:value-type="float" office:value="0">
            <text:p>0</text:p>
          </table:table-cell>
          <table:table-cell office:value-type="float" office:value="5250">
            <text:p>5250</text:p>
          </table:table-cell>
          <table:table-cell office:value-type="float" office:value="2559088">
            <text:p>2559088</text:p>
          </table:table-cell>
          <table:table-cell table:formula="of:=[.G9]+[.K9]+[.L9]" office:value-type="float" office:value="2884694">
            <text:p>2884694</text:p>
          </table:table-cell>
          <table:table-cell table:formula="of:=([.D9]*[.G9])/[.M9]" office:value-type="float" office:value="0.000150102575871133">
            <text:p>0.0001501026</text:p>
          </table:table-cell>
          <table:table-cell table:formula="of:=([.D9]*[.G9])/([.G9]+[.K9])" office:value-type="float" office:value="0.00132982807442124">
            <text:p>0.0013298281</text:p>
          </table:table-cell>
          <table:table-cell office:value-type="float" office:value="245">
            <text:p>245</text:p>
          </table:table-cell>
          <table:table-cell office:value-type="float" office:value="2">
            <text:p>2</text:p>
          </table:table-cell>
          <table:table-cell table:formula="of:=([.D9]*[.G9])/[.P9]" office:value-type="float" office:value="1.76734693877552">
            <text:p>1.7673469388</text:p>
          </table:table-cell>
          <table:table-cell table:formula="of:=([.D9]*[.G9])/[.Q9]" office:value-type="float" office:value="216.500000000001">
            <text:p>216.5</text:p>
          </table:table-cell>
          <table:table-cell table:formula="of:=[.E9]/[.F9]" office:value-type="float" office:value="0.0155643421998563">
            <text:p>0.0155643422</text:p>
          </table:table-cell>
        </table:table-row>
        <table:table-row table:style-name="ro1">
          <table:table-cell office:value-type="float" office:value="2008">
            <text:p>2008</text:p>
          </table:table-cell>
          <table:table-cell office:value-type="float" office:value="0.897118040343626">
            <text:p>0.8971180403</text:p>
          </table:table-cell>
          <table:table-cell office:value-type="float" office:value="0.0908017295567535">
            <text:p>0.0908017296</text:p>
          </table:table-cell>
          <table:table-cell office:value-type="float" office:value="0.0120802300996209">
            <text:p>0.0120802301</text:p>
          </table:table-cell>
          <table:table-cell table:formula="of:=[.D10]*[.G10]" office:value-type="float" office:value="6341.99999999998">
            <text:p>6342</text:p>
          </table:table-cell>
          <table:table-cell table:formula="of:=[.C10]*[.G10]+[.D10]*[.G10]" office:value-type="float" office:value="54012">
            <text:p>54012</text:p>
          </table:table-cell>
          <table:table-cell office:value-type="float" office:value="524990">
            <text:p>524990</text:p>
          </table:table-cell>
          <table:table-cell office:value-type="float" office:value="0.209930486593843">
            <text:p>0.2099304866</text:p>
          </table:table-cell>
          <table:table-cell office:value-type="float" office:value="0.784475339291625">
            <text:p>0.7844753393</text:p>
          </table:table-cell>
          <table:table-cell office:value-type="float" office:value="0.00559417411453161">
            <text:p>0.0055941741</text:p>
          </table:table-cell>
          <table:table-cell office:value-type="float" office:value="30210">
            <text:p>30210</text:p>
          </table:table-cell>
          <table:table-cell office:value-type="float" office:value="3539622">
            <text:p>3539622</text:p>
          </table:table-cell>
          <table:table-cell table:formula="of:=[.G10]+[.K10]+[.L10]" office:value-type="float" office:value="4094822">
            <text:p>4094822</text:p>
          </table:table-cell>
          <table:table-cell table:formula="of:=([.D10]*[.G10])/[.M10]" office:value-type="float" office:value="0.0015487852707639">
            <text:p>0.0015487853</text:p>
          </table:table-cell>
          <table:table-cell table:formula="of:=([.D10]*[.G10])/([.G10]+[.K10])" office:value-type="float" office:value="0.0114229106628242">
            <text:p>0.0114229107</text:p>
          </table:table-cell>
          <table:table-cell office:value-type="float" office:value="397">
            <text:p>397</text:p>
          </table:table-cell>
          <table:table-cell office:value-type="float" office:value="13">
            <text:p>13</text:p>
          </table:table-cell>
          <table:table-cell table:formula="of:=([.D10]*[.G10])/[.P10]" office:value-type="float" office:value="15.9748110831234">
            <text:p>15.9748110831</text:p>
          </table:table-cell>
          <table:table-cell table:formula="of:=([.D10]*[.G10])/[.Q10]" office:value-type="float" office:value="487.846153846152">
            <text:p>487.8461538462</text:p>
          </table:table-cell>
          <table:table-cell table:formula="of:=[.E10]/[.F10]" office:value-type="float" office:value="0.117418351477449">
            <text:p>0.1174183515</text:p>
          </table:table-cell>
        </table:table-row>
        <table:table-row table:style-name="ro1">
          <table:table-cell office:value-type="float" office:value="2009">
            <text:p>2009</text:p>
          </table:table-cell>
          <table:table-cell office:value-type="float" office:value="0.904099954610908">
            <text:p>0.9040999546</text:p>
          </table:table-cell>
          <table:table-cell office:value-type="float" office:value="0.0895963271088889">
            <text:p>0.0895963271</text:p>
          </table:table-cell>
          <table:table-cell office:value-type="float" office:value="0.00630371828020296">
            <text:p>0.0063037183</text:p>
          </table:table-cell>
          <table:table-cell table:formula="of:=[.D11]*[.G11]" office:value-type="float" office:value="4347">
            <text:p>4347</text:p>
          </table:table-cell>
          <table:table-cell table:formula="of:=[.C11]*[.G11]+[.D11]*[.G11]" office:value-type="float" office:value="66132">
            <text:p>66132</text:p>
          </table:table-cell>
          <table:table-cell office:value-type="float" office:value="689593">
            <text:p>689593</text:p>
          </table:table-cell>
          <table:table-cell office:value-type="float" office:value="0.189850198715989">
            <text:p>0.1898501987</text:p>
          </table:table-cell>
          <table:table-cell office:value-type="float" office:value="0.808970607503166">
            <text:p>0.8089706075</text:p>
          </table:table-cell>
          <table:table-cell office:value-type="float" office:value="0.00117919378084465">
            <text:p>0.0011791938</text:p>
          </table:table-cell>
          <table:table-cell office:value-type="float" office:value="22897">
            <text:p>22897</text:p>
          </table:table-cell>
          <table:table-cell office:value-type="float" office:value="4472316">
            <text:p>4472316</text:p>
          </table:table-cell>
          <table:table-cell table:formula="of:=[.G11]+[.K11]+[.L11]" office:value-type="float" office:value="5184806">
            <text:p>5184806</text:p>
          </table:table-cell>
          <table:table-cell table:formula="of:=([.D11]*[.G11])/[.M11]" office:value-type="float" office:value="0.000838411311821503">
            <text:p>0.0008384113</text:p>
          </table:table-cell>
          <table:table-cell table:formula="of:=([.D11]*[.G11])/([.G11]+[.K11])" office:value-type="float" office:value="0.00610113826158964">
            <text:p>0.0061011383</text:p>
          </table:table-cell>
          <table:table-cell office:value-type="float" office:value="525">
            <text:p>525</text:p>
          </table:table-cell>
          <table:table-cell office:value-type="float" office:value="20">
            <text:p>20</text:p>
          </table:table-cell>
          <table:table-cell table:formula="of:=([.D11]*[.G11])/[.P11]" office:value-type="float" office:value="8.28">
            <text:p>8.28</text:p>
          </table:table-cell>
          <table:table-cell table:formula="of:=([.D11]*[.G11])/[.Q11]" office:value-type="float" office:value="217.35">
            <text:p>217.35</text:p>
          </table:table-cell>
          <table:table-cell table:formula="of:=[.E11]/[.F11]" office:value-type="float" office:value="0.0657321720195971">
            <text:p>0.065732172</text:p>
          </table:table-cell>
        </table:table-row>
        <table:table-row table:style-name="ro1">
          <table:table-cell office:value-type="float" office:value="2010">
            <text:p>2010</text:p>
          </table:table-cell>
          <table:table-cell office:value-type="float" office:value="0.87846654720743">
            <text:p>0.8784665472</text:p>
          </table:table-cell>
          <table:table-cell office:value-type="float" office:value="0.110619589632284">
            <text:p>0.1106195896</text:p>
          </table:table-cell>
          <table:table-cell office:value-type="float" office:value="0.0109138631602857">
            <text:p>0.0109138632</text:p>
          </table:table-cell>
          <table:table-cell table:formula="of:=[.D12]*[.G12]" office:value-type="float" office:value="10811">
            <text:p>10811</text:p>
          </table:table-cell>
          <table:table-cell table:formula="of:=[.C12]*[.G12]+[.D12]*[.G12]" office:value-type="float" office:value="120388">
            <text:p>120388</text:p>
          </table:table-cell>
          <table:table-cell office:value-type="float" office:value="990575">
            <text:p>990575</text:p>
          </table:table-cell>
          <table:table-cell office:value-type="float" office:value="0.181856412326739">
            <text:p>0.1818564123</text:p>
          </table:table-cell>
          <table:table-cell office:value-type="float" office:value="0.813887767460638">
            <text:p>0.8138877675</text:p>
          </table:table-cell>
          <table:table-cell office:value-type="float" office:value="0.0042558202126228">
            <text:p>0.0042558202</text:p>
          </table:table-cell>
          <table:table-cell office:value-type="float" office:value="59448">
            <text:p>59448</text:p>
          </table:table-cell>
          <table:table-cell office:value-type="float" office:value="4790215">
            <text:p>4790215</text:p>
          </table:table-cell>
          <table:table-cell table:formula="of:=[.G12]+[.K12]+[.L12]" office:value-type="float" office:value="5840238">
            <text:p>5840238</text:p>
          </table:table-cell>
          <table:table-cell table:formula="of:=([.D12]*[.G12])/[.M12]" office:value-type="float" office:value="0.00185112319052751">
            <text:p>0.0018511232</text:p>
          </table:table-cell>
          <table:table-cell table:formula="of:=([.D12]*[.G12])/([.G12]+[.K12])" office:value-type="float" office:value="0.0102959649455298">
            <text:p>0.0102959649</text:p>
          </table:table-cell>
          <table:table-cell office:value-type="float" office:value="863">
            <text:p>863</text:p>
          </table:table-cell>
          <table:table-cell office:value-type="float" office:value="49">
            <text:p>49</text:p>
          </table:table-cell>
          <table:table-cell table:formula="of:=([.D12]*[.G12])/[.P12]" office:value-type="float" office:value="12.5272305909618">
            <text:p>12.527230591</text:p>
          </table:table-cell>
          <table:table-cell table:formula="of:=([.D12]*[.G12])/[.Q12]" office:value-type="float" office:value="220.632653061225">
            <text:p>220.6326530612</text:p>
          </table:table-cell>
          <table:table-cell table:formula="of:=[.E12]/[.F12]" office:value-type="float" office:value="0.0898013091005751">
            <text:p>0.0898013091</text:p>
          </table:table-cell>
        </table:table-row>
        <table:table-row table:style-name="ro1">
          <table:table-cell office:value-type="float" office:value="2011">
            <text:p>2011</text:p>
          </table:table-cell>
          <table:table-cell office:value-type="float" office:value="0.856077083465634">
            <text:p>0.8560770835</text:p>
          </table:table-cell>
          <table:table-cell office:value-type="float" office:value="0.100414629241549">
            <text:p>0.1004146292</text:p>
          </table:table-cell>
          <table:table-cell office:value-type="float" office:value="0.0435082872928177">
            <text:p>0.0435082873</text:p>
          </table:table-cell>
          <table:table-cell table:formula="of:=[.D13]*[.G13]" office:value-type="float" office:value="32886">
            <text:p>32886</text:p>
          </table:table-cell>
          <table:table-cell table:formula="of:=[.C13]*[.G13]+[.D13]*[.G13]" office:value-type="float" office:value="108785">
            <text:p>108785</text:p>
          </table:table-cell>
          <table:table-cell office:value-type="float" office:value="755856">
            <text:p>755856</text:p>
          </table:table-cell>
          <table:table-cell office:value-type="float" office:value="0.17677793904209">
            <text:p>0.176777939</text:p>
          </table:table-cell>
          <table:table-cell office:value-type="float" office:value="0.800145137880987">
            <text:p>0.8001451379</text:p>
          </table:table-cell>
          <table:table-cell office:value-type="float" office:value="0.0230769230769231">
            <text:p>0.0230769231</text:p>
          </table:table-cell>
          <table:table-cell office:value-type="float" office:value="186030">
            <text:p>186030</text:p>
          </table:table-cell>
          <table:table-cell office:value-type="float" office:value="4580631">
            <text:p>4580631</text:p>
          </table:table-cell>
          <table:table-cell table:formula="of:=[.G13]+[.K13]+[.L13]" office:value-type="float" office:value="5522517">
            <text:p>5522517</text:p>
          </table:table-cell>
          <table:table-cell table:formula="of:=([.D13]*[.G13])/[.M13]" office:value-type="float" office:value="0.00595489339371885">
            <text:p>0.0059548934</text:p>
          </table:table-cell>
          <table:table-cell table:formula="of:=([.D13]*[.G13])/([.G13]+[.K13])" office:value-type="float" office:value="0.0349150534141075">
            <text:p>0.0349150534</text:p>
          </table:table-cell>
          <table:table-cell office:value-type="float" office:value="749">
            <text:p>749</text:p>
          </table:table-cell>
          <table:table-cell office:value-type="float" office:value="186">
            <text:p>186</text:p>
          </table:table-cell>
          <table:table-cell table:formula="of:=([.D13]*[.G13])/[.P13]" office:value-type="float" office:value="43.9065420560748">
            <text:p>43.9065420561</text:p>
          </table:table-cell>
          <table:table-cell table:formula="of:=([.D13]*[.G13])/[.Q13]" office:value-type="float" office:value="176.806451612903">
            <text:p>176.8064516129</text:p>
          </table:table-cell>
          <table:table-cell table:formula="of:=[.E13]/[.F13]" office:value-type="float" office:value="0.302302707174702">
            <text:p>0.3023027072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float" office:value="0.846911966920549">
            <text:p>0.8469119669</text:p>
          </table:table-cell>
          <table:table-cell office:value-type="float" office:value="0.0543294877171083">
            <text:p>0.0543294877</text:p>
          </table:table-cell>
          <table:table-cell office:value-type="float" office:value="0.0987585453623429">
            <text:p>0.0987585454</text:p>
          </table:table-cell>
          <table:table-cell table:formula="of:=[.D14]*[.G14]" office:value-type="float" office:value="50634">
            <text:p>50634</text:p>
          </table:table-cell>
          <table:table-cell table:formula="of:=[.C14]*[.G14]+[.D14]*[.G14]" office:value-type="float" office:value="78489">
            <text:p>78489</text:p>
          </table:table-cell>
          <table:table-cell office:value-type="float" office:value="512705">
            <text:p>512705</text:p>
          </table:table-cell>
          <table:table-cell office:value-type="float" office:value="0.115067858084339">
            <text:p>0.1150678581</text:p>
          </table:table-cell>
          <table:table-cell office:value-type="float" office:value="0.836492923306275">
            <text:p>0.8364929233</text:p>
          </table:table-cell>
          <table:table-cell office:value-type="float" office:value="0.0484392186093865">
            <text:p>0.0484392186</text:p>
          </table:table-cell>
          <table:table-cell office:value-type="float" office:value="440036">
            <text:p>440036</text:p>
          </table:table-cell>
          <table:table-cell office:value-type="float" office:value="4204883">
            <text:p>4204883</text:p>
          </table:table-cell>
          <table:table-cell table:formula="of:=[.G14]+[.K14]+[.L14]" office:value-type="float" office:value="5157624">
            <text:p>5157624</text:p>
          </table:table-cell>
          <table:table-cell table:formula="of:=([.D14]*[.G14])/[.M14]" office:value-type="float" office:value="0.00981731122703012">
            <text:p>0.0098173112</text:p>
          </table:table-cell>
          <table:table-cell table:formula="of:=([.D14]*[.G14])/([.G14]+[.K14])" office:value-type="float" office:value="0.0531456083027812">
            <text:p>0.0531456083</text:p>
          </table:table-cell>
          <table:table-cell office:value-type="float" office:value="510">
            <text:p>510</text:p>
          </table:table-cell>
          <table:table-cell office:value-type="float" office:value="424">
            <text:p>424</text:p>
          </table:table-cell>
          <table:table-cell table:formula="of:=([.D14]*[.G14])/[.P14]" office:value-type="float" office:value="99.2823529411765">
            <text:p>99.2823529412</text:p>
          </table:table-cell>
          <table:table-cell table:formula="of:=([.D14]*[.G14])/[.Q14]" office:value-type="float" office:value="119.419811320755">
            <text:p>119.4198113208</text:p>
          </table:table-cell>
          <table:table-cell table:formula="of:=[.E14]/[.F14]" office:value-type="float" office:value="0.64510950579062">
            <text:p>0.6451095058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float" office:value="0.819728794878986">
            <text:p>0.8197287949</text:p>
          </table:table-cell>
          <table:table-cell office:value-type="float" office:value="0.051965400681949">
            <text:p>0.0519654007</text:p>
          </table:table-cell>
          <table:table-cell office:value-type="float" office:value="0.128305804439065">
            <text:p>0.1283058044</text:p>
          </table:table-cell>
          <table:table-cell table:formula="of:=[.D15]*[.G15]" office:value-type="float" office:value="52154">
            <text:p>52154</text:p>
          </table:table-cell>
          <table:table-cell table:formula="of:=[.C15]*[.G15]+[.D15]*[.G15]" office:value-type="float" office:value="73277">
            <text:p>73277</text:p>
          </table:table-cell>
          <table:table-cell office:value-type="float" office:value="406482">
            <text:p>406482</text:p>
          </table:table-cell>
          <table:table-cell office:value-type="float" office:value="0.0904556255094785">
            <text:p>0.0904556255</text:p>
          </table:table-cell>
          <table:table-cell office:value-type="float" office:value="0.836807326083563">
            <text:p>0.8368073261</text:p>
          </table:table-cell>
          <table:table-cell office:value-type="float" office:value="0.0727370484069584">
            <text:p>0.0727370484</text:p>
          </table:table-cell>
          <table:table-cell office:value-type="float" office:value="576570">
            <text:p>576570</text:p>
          </table:table-cell>
          <table:table-cell office:value-type="float" office:value="3547411">
            <text:p>3547411</text:p>
          </table:table-cell>
          <table:table-cell table:formula="of:=[.G15]+[.K15]+[.L15]" office:value-type="float" office:value="4530463">
            <text:p>4530463</text:p>
          </table:table-cell>
          <table:table-cell table:formula="of:=([.D15]*[.G15])/[.M15]" office:value-type="float" office:value="0.0115118476853249">
            <text:p>0.0115118477</text:p>
          </table:table-cell>
          <table:table-cell table:formula="of:=([.D15]*[.G15])/([.G15]+[.K15])" office:value-type="float" office:value="0.0530531446963131">
            <text:p>0.0530531447</text:p>
          </table:table-cell>
          <table:table-cell office:value-type="float" office:value="442">
            <text:p>442</text:p>
          </table:table-cell>
          <table:table-cell office:value-type="float" office:value="557">
            <text:p>557</text:p>
          </table:table-cell>
          <table:table-cell table:formula="of:=([.D15]*[.G15])/[.P15]" office:value-type="float" office:value="117.995475113122">
            <text:p>117.9954751131</text:p>
          </table:table-cell>
          <table:table-cell table:formula="of:=([.D15]*[.G15])/[.Q15]" office:value-type="float" office:value="93.6337522441652">
            <text:p>93.6337522442</text:p>
          </table:table-cell>
          <table:table-cell table:formula="of:=[.E15]/[.F15]" office:value-type="float" office:value="0.711737653015271">
            <text:p>0.711737653</text:p>
          </table:table-cell>
        </table:table-row>
        <table:table-row table:style-name="ro1">
          <table:table-cell office:value-type="float" office:value="2014">
            <text:p>2014</text:p>
          </table:table-cell>
          <table:table-cell office:value-type="float" office:value="0.736556012518228">
            <text:p>0.7365560125</text:p>
          </table:table-cell>
          <table:table-cell office:value-type="float" office:value="0.0238485359899068">
            <text:p>0.023848536</text:p>
          </table:table-cell>
          <table:table-cell office:value-type="float" office:value="0.239595451491865">
            <text:p>0.2395954515</text:p>
          </table:table-cell>
          <table:table-cell table:formula="of:=[.D16]*[.G16]" office:value-type="float" office:value="58491.0000000001">
            <text:p>58491.0000000001</text:p>
          </table:table-cell>
          <table:table-cell table:formula="of:=[.C16]*[.G16]+[.D16]*[.G16]" office:value-type="float" office:value="64313.0000000001">
            <text:p>64313.0000000001</text:p>
          </table:table-cell>
          <table:table-cell office:value-type="float" office:value="244124">
            <text:p>244124</text:p>
          </table:table-cell>
          <table:table-cell office:value-type="float" office:value="0.0557855673406791">
            <text:p>0.0557855673</text:p>
          </table:table-cell>
          <table:table-cell office:value-type="float" office:value="0.80344722016372">
            <text:p>0.8034472202</text:p>
          </table:table-cell>
          <table:table-cell office:value-type="float" office:value="0.140767212495601">
            <text:p>0.1407672125</text:p>
          </table:table-cell>
          <table:table-cell office:value-type="float" office:value="1048497">
            <text:p>1048497</text:p>
          </table:table-cell>
          <table:table-cell office:value-type="float" office:value="2630507">
            <text:p>2630507</text:p>
          </table:table-cell>
          <table:table-cell table:formula="of:=[.G16]+[.K16]+[.L16]" office:value-type="float" office:value="3923128">
            <text:p>3923128</text:p>
          </table:table-cell>
          <table:table-cell table:formula="of:=([.D16]*[.G16])/[.M16]" office:value-type="float" office:value="0.0149092764753024">
            <text:p>0.0149092765</text:p>
          </table:table-cell>
          <table:table-cell table:formula="of:=([.D16]*[.G16])/([.G16]+[.K16])" office:value-type="float" office:value="0.0452499224443979">
            <text:p>0.0452499224</text:p>
          </table:table-cell>
          <table:table-cell office:value-type="float" office:value="271">
            <text:p>271</text:p>
          </table:table-cell>
          <table:table-cell office:value-type="float" office:value="1199">
            <text:p>1199</text:p>
          </table:table-cell>
          <table:table-cell table:formula="of:=([.D16]*[.G16])/[.P16]" office:value-type="float" office:value="215.833948339484">
            <text:p>215.8339483395</text:p>
          </table:table-cell>
          <table:table-cell table:formula="of:=([.D16]*[.G16])/[.Q16]" office:value-type="float" office:value="48.7831526271894">
            <text:p>48.7831526272</text:p>
          </table:table-cell>
          <table:table-cell table:formula="of:=[.E16]/[.F16]" office:value-type="float" office:value="0.909473978822322">
            <text:p>0.9094739788</text:p>
          </table:table-cell>
        </table:table-row>
        <table:table-row table:style-name="ro1">
          <table:table-cell office:value-type="float" office:value="2015">
            <text:p>2015</text:p>
          </table:table-cell>
          <table:table-cell office:value-type="float" office:value="0.697573055968301">
            <text:p>0.697573056</text:p>
          </table:table-cell>
          <table:table-cell office:value-type="float" office:value="0.0136161015804404">
            <text:p>0.0136161016</text:p>
          </table:table-cell>
          <table:table-cell office:value-type="float" office:value="0.288810842451258">
            <text:p>0.2888108425</text:p>
          </table:table-cell>
          <table:table-cell table:formula="of:=[.D17]*[.G17]" office:value-type="float" office:value="32070.9999999999">
            <text:p>32070.9999999999</text:p>
          </table:table-cell>
          <table:table-cell table:formula="of:=[.C17]*[.G17]+[.D17]*[.G17]" office:value-type="float" office:value="33583">
            <text:p>33583</text:p>
          </table:table-cell>
          <table:table-cell office:value-type="float" office:value="111045">
            <text:p>111045</text:p>
          </table:table-cell>
          <table:table-cell office:value-type="float" office:value="0.0311931620340381">
            <text:p>0.031193162</text:p>
          </table:table-cell>
          <table:table-cell office:value-type="float" office:value="0.809405704659473">
            <text:p>0.8094057047</text:p>
          </table:table-cell>
          <table:table-cell office:value-type="float" office:value="0.159401133306489">
            <text:p>0.1594011333</text:p>
          </table:table-cell>
          <table:table-cell office:value-type="float" office:value="1028142">
            <text:p>1028142</text:p>
          </table:table-cell>
          <table:table-cell office:value-type="float" office:value="2134956">
            <text:p>2134956</text:p>
          </table:table-cell>
          <table:table-cell table:formula="of:=[.G17]+[.K17]+[.L17]" office:value-type="float" office:value="3274143">
            <text:p>3274143</text:p>
          </table:table-cell>
          <table:table-cell table:formula="of:=([.D17]*[.G17])/[.M17]" office:value-type="float" office:value="0.00979523496682947">
            <text:p>0.009795235</text:p>
          </table:table-cell>
          <table:table-cell table:formula="of:=([.D17]*[.G17])/([.G17]+[.K17])" office:value-type="float" office:value="0.0281525333417603">
            <text:p>0.0281525333</text:p>
          </table:table-cell>
          <table:table-cell office:value-type="float" office:value="134">
            <text:p>134</text:p>
          </table:table-cell>
          <table:table-cell office:value-type="float" office:value="1195">
            <text:p>1195</text:p>
          </table:table-cell>
          <table:table-cell table:formula="of:=([.D17]*[.G17])/[.P17]" office:value-type="float" office:value="239.335820895522">
            <text:p>239.3358208955</text:p>
          </table:table-cell>
          <table:table-cell table:formula="of:=([.D17]*[.G17])/[.Q17]" office:value-type="float" office:value="26.8376569037656">
            <text:p>26.8376569038</text:p>
          </table:table-cell>
          <table:table-cell table:formula="of:=[.E17]/[.F17]" office:value-type="float" office:value="0.954977220617574">
            <text:p>0.9549772206</text:p>
          </table:table-cell>
        </table:table-row>
        <table:table-row table:style-name="ro1">
          <table:table-cell office:value-type="float" office:value="2016">
            <text:p>2016</text:p>
          </table:table-cell>
          <table:table-cell office:value-type="float" office:value="0.693837155390706">
            <text:p>0.6938371554</text:p>
          </table:table-cell>
          <table:table-cell office:value-type="float" office:value="0.0199900139091979">
            <text:p>0.0199900139</text:p>
          </table:table-cell>
          <table:table-cell office:value-type="float" office:value="0.286172830700096">
            <text:p>0.2861728307</text:p>
          </table:table-cell>
          <table:table-cell table:formula="of:=[.D18]*[.G18]" office:value-type="float" office:value="32096">
            <text:p>32096</text:p>
          </table:table-cell>
          <table:table-cell table:formula="of:=[.C18]*[.G18]+[.D18]*[.G18]" office:value-type="float" office:value="34338">
            <text:p>34338</text:p>
          </table:table-cell>
          <table:table-cell office:value-type="float" office:value="112156">
            <text:p>112156</text:p>
          </table:table-cell>
          <table:table-cell office:value-type="float" office:value="0.0335161111453392">
            <text:p>0.0335161111</text:p>
          </table:table-cell>
          <table:table-cell office:value-type="float" office:value="0.805927974194599">
            <text:p>0.8059279742</text:p>
          </table:table-cell>
          <table:table-cell office:value-type="float" office:value="0.160555914660062">
            <text:p>0.1605559147</text:p>
          </table:table-cell>
          <table:table-cell office:value-type="float" office:value="957629">
            <text:p>957629</text:p>
          </table:table-cell>
          <table:table-cell office:value-type="float" office:value="1718633">
            <text:p>1718633</text:p>
          </table:table-cell>
          <table:table-cell table:formula="of:=[.G18]+[.K18]+[.L18]" office:value-type="float" office:value="2788418">
            <text:p>2788418</text:p>
          </table:table-cell>
          <table:table-cell table:formula="of:=([.D18]*[.G18])/[.M18]" office:value-type="float" office:value="0.0115104693772598">
            <text:p>0.0115104694</text:p>
          </table:table-cell>
          <table:table-cell table:formula="of:=([.D18]*[.G18])/([.G18]+[.K18])" office:value-type="float" office:value="0.0300022901798025">
            <text:p>0.0300022902</text:p>
          </table:table-cell>
          <table:table-cell office:value-type="float" office:value="106">
            <text:p>106</text:p>
          </table:table-cell>
          <table:table-cell office:value-type="float" office:value="1119">
            <text:p>1119</text:p>
          </table:table-cell>
          <table:table-cell table:formula="of:=([.D18]*[.G18])/[.P18]" office:value-type="float" office:value="302.792452830188">
            <text:p>302.7924528302</text:p>
          </table:table-cell>
          <table:table-cell table:formula="of:=([.D18]*[.G18])/[.Q18]" office:value-type="float" office:value="28.6827524575514">
            <text:p>28.6827524576</text:p>
          </table:table-cell>
          <table:table-cell table:formula="of:=[.E18]/[.F18]" office:value-type="float" office:value="0.934707903780069">
            <text:p>0.9347079038</text:p>
          </table:table-cell>
        </table:table-row>
        <table:table-row table:style-name="ro1">
          <table:table-cell office:value-type="float" office:value="2017">
            <text:p>2017</text:p>
          </table:table-cell>
          <table:table-cell office:value-type="float" office:value="0.737815321199454">
            <text:p>0.7378153212</text:p>
          </table:table-cell>
          <table:table-cell office:value-type="float" office:value="0.00940520769833667">
            <text:p>0.0094052077</text:p>
          </table:table-cell>
          <table:table-cell office:value-type="float" office:value="0.252779471102209">
            <text:p>0.2527794711</text:p>
          </table:table-cell>
          <table:table-cell table:formula="of:=[.D19]*[.G19]" office:value-type="float" office:value="17416">
            <text:p>17416</text:p>
          </table:table-cell>
          <table:table-cell table:formula="of:=[.C19]*[.G19]+[.D19]*[.G19]" office:value-type="float" office:value="18064">
            <text:p>18064</text:p>
          </table:table-cell>
          <table:table-cell office:value-type="float" office:value="68898">
            <text:p>68898</text:p>
          </table:table-cell>
          <table:table-cell office:value-type="float" office:value="0.0204288702069983">
            <text:p>0.0204288702</text:p>
          </table:table-cell>
          <table:table-cell office:value-type="float" office:value="0.823031510148161">
            <text:p>0.8230315101</text:p>
          </table:table-cell>
          <table:table-cell office:value-type="float" office:value="0.156539619644841">
            <text:p>0.1565396196</text:p>
          </table:table-cell>
          <table:table-cell office:value-type="float" office:value="852519">
            <text:p>852519</text:p>
          </table:table-cell>
          <table:table-cell office:value-type="float" office:value="1518469">
            <text:p>1518469</text:p>
          </table:table-cell>
          <table:table-cell table:formula="of:=[.G19]+[.K19]+[.L19]" office:value-type="float" office:value="2439886">
            <text:p>2439886</text:p>
          </table:table-cell>
          <table:table-cell table:formula="of:=([.D19]*[.G19])/[.M19]" office:value-type="float" office:value="0.00713803841654897">
            <text:p>0.0071380384</text:p>
          </table:table-cell>
          <table:table-cell table:formula="of:=([.D19]*[.G19])/([.G19]+[.K19])" office:value-type="float" office:value="0.0189013226367649">
            <text:p>0.0189013226</text:p>
          </table:table-cell>
          <table:table-cell office:value-type="float" office:value="75">
            <text:p>75</text:p>
          </table:table-cell>
          <table:table-cell office:value-type="float" office:value="980">
            <text:p>980</text:p>
          </table:table-cell>
          <table:table-cell table:formula="of:=([.D19]*[.G19])/[.P19]" office:value-type="float" office:value="232.213333333333">
            <text:p>232.2133333333</text:p>
          </table:table-cell>
          <table:table-cell table:formula="of:=([.D19]*[.G19])/[.Q19]" office:value-type="float" office:value="17.7714285714286">
            <text:p>17.7714285714</text:p>
          </table:table-cell>
          <table:table-cell table:formula="of:=[.E19]/[.F19]" office:value-type="float" office:value="0.964127546501329">
            <text:p>0.9641275465</text:p>
          </table:table-cell>
        </table:table-row>
        <table:table-row table:style-name="ro1">
          <table:table-cell office:value-type="float" office:value="2018">
            <text:p>2018</text:p>
          </table:table-cell>
          <table:table-cell office:value-type="float" office:value="0.623305370622605">
            <text:p>0.6233053706</text:p>
          </table:table-cell>
          <table:table-cell office:value-type="float" office:value="0.011100220222259">
            <text:p>0.0111002202</text:p>
          </table:table-cell>
          <table:table-cell office:value-type="float" office:value="0.365594409155136">
            <text:p>0.3655944092</text:p>
          </table:table-cell>
          <table:table-cell table:formula="of:=[.D20]*[.G20]" office:value-type="float" office:value="28720">
            <text:p>28720</text:p>
          </table:table-cell>
          <table:table-cell table:formula="of:=[.C20]*[.G20]+[.D20]*[.G20]" office:value-type="float" office:value="29592">
            <text:p>29592</text:p>
          </table:table-cell>
          <table:table-cell office:value-type="float" office:value="78557">
            <text:p>78557</text:p>
          </table:table-cell>
          <table:table-cell office:value-type="float" office:value="0.0275570643282822">
            <text:p>0.0275570643</text:p>
          </table:table-cell>
          <table:table-cell office:value-type="float" office:value="0.7758157975285">
            <text:p>0.7758157975</text:p>
          </table:table-cell>
          <table:table-cell office:value-type="float" office:value="0.196627138143218">
            <text:p>0.1966271381</text:p>
          </table:table-cell>
          <table:table-cell office:value-type="float" office:value="1042201">
            <text:p>1042201</text:p>
          </table:table-cell>
          <table:table-cell office:value-type="float" office:value="1419587">
            <text:p>1419587</text:p>
          </table:table-cell>
          <table:table-cell table:formula="of:=[.G20]+[.K20]+[.L20]" office:value-type="float" office:value="2540345">
            <text:p>2540345</text:p>
          </table:table-cell>
          <table:table-cell table:formula="of:=([.D20]*[.G20])/[.M20]" office:value-type="float" office:value="0.0113055510176767">
            <text:p>0.011305551</text:p>
          </table:table-cell>
          <table:table-cell table:formula="of:=([.D20]*[.G20])/([.G20]+[.K20])" office:value-type="float" office:value="0.0256255141609518">
            <text:p>0.0256255142</text:p>
          </table:table-cell>
          <table:table-cell office:value-type="float" office:value="80">
            <text:p>80</text:p>
          </table:table-cell>
          <table:table-cell office:value-type="float" office:value="1187">
            <text:p>1187</text:p>
          </table:table-cell>
          <table:table-cell table:formula="of:=([.D20]*[.G20])/[.P20]" office:value-type="float" office:value="359">
            <text:p>359</text:p>
          </table:table-cell>
          <table:table-cell table:formula="of:=([.D20]*[.G20])/[.Q20]" office:value-type="float" office:value="24.195450716091">
            <text:p>24.1954507161</text:p>
          </table:table-cell>
          <table:table-cell table:formula="of:=[.E20]/[.F20]" office:value-type="float" office:value="0.970532576371992">
            <text:p>0.9705325764</text:p>
          </table:table-cell>
        </table:table-row>
        <table:table-row table:style-name="ro1">
          <table:table-cell office:value-type="float" office:value="2019">
            <text:p>2019</text:p>
          </table:table-cell>
          <table:table-cell office:value-type="float" office:value="0.673505312614769">
            <text:p>0.6735053126</text:p>
          </table:table-cell>
          <table:table-cell office:value-type="float" office:value="0.00970074591897471">
            <text:p>0.0097007459</text:p>
          </table:table-cell>
          <table:table-cell office:value-type="float" office:value="0.316793941466256">
            <text:p>0.3167939415</text:p>
          </table:table-cell>
          <table:table-cell table:formula="of:=[.D21]*[.G21]" office:value-type="float" office:value="25015">
            <text:p>25015</text:p>
          </table:table-cell>
          <table:table-cell table:formula="of:=[.C21]*[.G21]+[.D21]*[.G21]" office:value-type="float" office:value="25781">
            <text:p>25781</text:p>
          </table:table-cell>
          <table:table-cell office:value-type="float" office:value="78963">
            <text:p>78963</text:p>
          </table:table-cell>
          <table:table-cell office:value-type="float" office:value="0.0242276967658955">
            <text:p>0.0242276968</text:p>
          </table:table-cell>
          <table:table-cell office:value-type="float" office:value="0.786469874943825">
            <text:p>0.7864698749</text:p>
          </table:table-cell>
          <table:table-cell office:value-type="float" office:value="0.189302428290279">
            <text:p>0.1893024283</text:p>
          </table:table-cell>
          <table:table-cell office:value-type="float" office:value="1032496">
            <text:p>1032496</text:p>
          </table:table-cell>
          <table:table-cell office:value-type="float" office:value="1437455">
            <text:p>1437455</text:p>
          </table:table-cell>
          <table:table-cell table:formula="of:=[.G21]+[.K21]+[.L21]" office:value-type="float" office:value="2548914">
            <text:p>2548914</text:p>
          </table:table-cell>
          <table:table-cell table:formula="of:=([.D21]*[.G21])/[.M21]" office:value-type="float" office:value="0.00981398352396353">
            <text:p>0.0098139835</text:p>
          </table:table-cell>
          <table:table-cell table:formula="of:=([.D21]*[.G21])/([.G21]+[.K21])" office:value-type="float" office:value="0.0225064532294938">
            <text:p>0.0225064532</text:p>
          </table:table-cell>
          <table:table-cell office:value-type="float" office:value="63">
            <text:p>63</text:p>
          </table:table-cell>
          <table:table-cell office:value-type="float" office:value="1228">
            <text:p>1228</text:p>
          </table:table-cell>
          <table:table-cell table:formula="of:=([.D21]*[.G21])/[.P21]" office:value-type="float" office:value="397.063492063492">
            <text:p>397.0634920635</text:p>
          </table:table-cell>
          <table:table-cell table:formula="of:=([.D21]*[.G21])/[.Q21]" office:value-type="float" office:value="20.3705211726384">
            <text:p>20.3705211726</text:p>
          </table:table-cell>
          <table:table-cell table:formula="of:=[.E21]/[.F21]" office:value-type="float" office:value="0.970288196734029">
            <text:p>0.9702881967</text:p>
          </table:table-cell>
        </table:table-row>
        <table:table-row table:style-name="ro1">
          <table:table-cell office:value-type="float" office:value="2020">
            <text:p>2020</text:p>
          </table:table-cell>
          <table:table-cell office:value-type="float" office:value="0.699599850610895">
            <text:p>0.6995998506</text:p>
          </table:table-cell>
          <table:table-cell office:value-type="float" office:value="0.00739476071066532">
            <text:p>0.0073947607</text:p>
          </table:table-cell>
          <table:table-cell office:value-type="float" office:value="0.29300538867844">
            <text:p>0.2930053887</text:p>
          </table:table-cell>
          <table:table-cell table:formula="of:=[.D22]*[.G22]" office:value-type="float" office:value="27459">
            <text:p>27459</text:p>
          </table:table-cell>
          <table:table-cell table:formula="of:=[.C22]*[.G22]+[.D22]*[.G22]" office:value-type="float" office:value="28152">
            <text:p>28152</text:p>
          </table:table-cell>
          <table:table-cell office:value-type="float" office:value="93715">
            <text:p>93715</text:p>
          </table:table-cell>
          <table:table-cell office:value-type="float" office:value="0.019911952029737">
            <text:p>0.019911952</text:p>
          </table:table-cell>
          <table:table-cell office:value-type="float" office:value="0.790177234429352">
            <text:p>0.7901772344</text:p>
          </table:table-cell>
          <table:table-cell office:value-type="float" office:value="0.189910813540911">
            <text:p>0.1899108135</text:p>
          </table:table-cell>
          <table:table-cell office:value-type="float" office:value="1379021">
            <text:p>1379021</text:p>
          </table:table-cell>
          <table:table-cell office:value-type="float" office:value="1788534">
            <text:p>1788534</text:p>
          </table:table-cell>
          <table:table-cell table:formula="of:=[.G22]+[.K22]+[.L22]" office:value-type="float" office:value="3261270">
            <text:p>3261270</text:p>
          </table:table-cell>
          <table:table-cell table:formula="of:=([.D22]*[.G22])/[.M22]" office:value-type="float" office:value="0.00841972605764012">
            <text:p>0.0084197261</text:p>
          </table:table-cell>
          <table:table-cell table:formula="of:=([.D22]*[.G22])/([.G22]+[.K22])" office:value-type="float" office:value="0.0186448895117659">
            <text:p>0.0186448895</text:p>
          </table:table-cell>
          <table:table-cell office:value-type="float" office:value="75">
            <text:p>75</text:p>
          </table:table-cell>
          <table:table-cell office:value-type="float" office:value="1338">
            <text:p>1338</text:p>
          </table:table-cell>
          <table:table-cell table:formula="of:=([.D22]*[.G22])/[.P22]" office:value-type="float" office:value="366.12">
            <text:p>366.12</text:p>
          </table:table-cell>
          <table:table-cell table:formula="of:=([.D22]*[.G22])/[.Q22]" office:value-type="float" office:value="20.5224215246637">
            <text:p>20.5224215247</text:p>
          </table:table-cell>
          <table:table-cell table:formula="of:=[.E22]/[.F22]" office:value-type="float" office:value="0.975383631713555">
            <text:p>0.9753836317</text:p>
          </table:table-cell>
        </table:table-row>
        <table:table-row table:style-name="ro1">
          <table:table-cell office:value-type="float" office:value="2021">
            <text:p>2021</text:p>
          </table:table-cell>
          <table:table-cell office:value-type="float" office:value="0.653954688381843">
            <text:p>0.6539546884</text:p>
          </table:table-cell>
          <table:table-cell office:value-type="float" office:value="0.00810863731124958">
            <text:p>0.0081086373</text:p>
          </table:table-cell>
          <table:table-cell office:value-type="float" office:value="0.337936674306907">
            <text:p>0.3379366743</text:p>
          </table:table-cell>
          <table:table-cell table:formula="of:=[.D23]*[.G23]" office:value-type="float" office:value="29340">
            <text:p>29340</text:p>
          </table:table-cell>
          <table:table-cell table:formula="of:=[.C23]*[.G23]+[.D23]*[.G23]" office:value-type="float" office:value="30044">
            <text:p>30044</text:p>
          </table:table-cell>
          <table:table-cell office:value-type="float" office:value="86821">
            <text:p>86821</text:p>
          </table:table-cell>
          <table:table-cell office:value-type="float" office:value="0.0199757213965576">
            <text:p>0.0199757214</text:p>
          </table:table-cell>
          <table:table-cell office:value-type="float" office:value="0.778657568885261">
            <text:p>0.7786575689</text:p>
          </table:table-cell>
          <table:table-cell office:value-type="float" office:value="0.201366709718182">
            <text:p>0.2013667097</text:p>
          </table:table-cell>
          <table:table-cell office:value-type="float" office:value="1468783">
            <text:p>1468783</text:p>
          </table:table-cell>
          <table:table-cell office:value-type="float" office:value="1669532">
            <text:p>1669532</text:p>
          </table:table-cell>
          <table:table-cell table:formula="of:=[.G23]+[.K23]+[.L23]" office:value-type="float" office:value="3225136">
            <text:p>3225136</text:p>
          </table:table-cell>
          <table:table-cell table:formula="of:=([.D23]*[.G23])/[.M23]" office:value-type="float" office:value="0.0090972907809159">
            <text:p>0.0090972908</text:p>
          </table:table-cell>
          <table:table-cell table:formula="of:=([.D23]*[.G23])/([.G23]+[.K23])" office:value-type="float" office:value="0.0188608411909458">
            <text:p>0.0188608412</text:p>
          </table:table-cell>
          <table:table-cell office:value-type="float" office:value="84">
            <text:p>84</text:p>
          </table:table-cell>
          <table:table-cell office:value-type="float" office:value="1486">
            <text:p>1486</text:p>
          </table:table-cell>
          <table:table-cell table:formula="of:=([.D23]*[.G23])/[.P23]" office:value-type="float" office:value="349.285714285714">
            <text:p>349.2857142857</text:p>
          </table:table-cell>
          <table:table-cell table:formula="of:=([.D23]*[.G23])/[.Q23]" office:value-type="float" office:value="19.7442799461642">
            <text:p>19.7442799462</text:p>
          </table:table-cell>
          <table:table-cell table:formula="of:=[.E23]/[.F23]" office:value-type="float" office:value="0.976567700705632">
            <text:p>0.9765677007</text:p>
          </table:table-cell>
        </table:table-row>
        <table:table-row table:style-name="ro1">
          <table:table-cell office:value-type="float" office:value="2022">
            <text:p>2022</text:p>
          </table:table-cell>
          <table:table-cell office:value-type="float" office:value="0.602231292517007">
            <text:p>0.6022312925</text:p>
          </table:table-cell>
          <table:table-cell office:value-type="float" office:value="0.0107755102040816">
            <text:p>0.0107755102</text:p>
          </table:table-cell>
          <table:table-cell office:value-type="float" office:value="0.386993197278912">
            <text:p>0.3869931973</text:p>
          </table:table-cell>
          <table:table-cell table:formula="of:=[.D24]*[.G24]" office:value-type="float" office:value="28444">
            <text:p>28444</text:p>
          </table:table-cell>
          <table:table-cell table:formula="of:=[.C24]*[.G24]+[.D24]*[.G24]" office:value-type="float" office:value="29236">
            <text:p>29236</text:p>
          </table:table-cell>
          <table:table-cell office:value-type="float" office:value="73500">
            <text:p>73500</text:p>
          </table:table-cell>
          <table:table-cell office:value-type="float" office:value="0.0261674814489079">
            <text:p>0.0261674814</text:p>
          </table:table-cell>
          <table:table-cell office:value-type="float" office:value="0.735834840542485">
            <text:p>0.7358348405</text:p>
          </table:table-cell>
          <table:table-cell office:value-type="float" office:value="0.237997678008607">
            <text:p>0.237997678</text:p>
          </table:table-cell>
          <table:table-cell office:value-type="float" office:value="1086998">
            <text:p>1086998</text:p>
          </table:table-cell>
          <table:table-cell office:value-type="float" office:value="870380">
            <text:p>870380</text:p>
          </table:table-cell>
          <table:table-cell table:formula="of:=[.G24]+[.K24]+[.L24]" office:value-type="float" office:value="2030878">
            <text:p>2030878</text:p>
          </table:table-cell>
          <table:table-cell table:formula="of:=([.D24]*[.G24])/[.M24]" office:value-type="float" office:value="0.0140057649942537">
            <text:p>0.014005765</text:p>
          </table:table-cell>
          <table:table-cell table:formula="of:=([.D24]*[.G24])/([.G24]+[.K24])" office:value-type="float" office:value="0.0245101671868457">
            <text:p>0.0245101672</text:p>
          </table:table-cell>
          <table:table-cell office:value-type="float" office:value="71">
            <text:p>71</text:p>
          </table:table-cell>
          <table:table-cell office:value-type="float" office:value="1542">
            <text:p>1542</text:p>
          </table:table-cell>
          <table:table-cell table:formula="of:=([.D24]*[.G24])/[.P24]" office:value-type="float" office:value="400.61971830986">
            <text:p>400.6197183099</text:p>
          </table:table-cell>
          <table:table-cell table:formula="of:=([.D24]*[.G24])/[.Q24]" office:value-type="float" office:value="18.4461738002594">
            <text:p>18.4461738003</text:p>
          </table:table-cell>
          <table:table-cell table:formula="of:=[.E24]/[.F24]" office:value-type="float" office:value="0.972910110822274">
            <text:p>0.9729101108</text:p>
          </table:table-cell>
        </table:table-row>
        <table:table-row table:style-name="ro1" table:number-rows-repeated="1048551">
          <table:table-cell table:number-columns-repeated="20"/>
        </table:table-row>
        <table:table-row table:style-name="ro1">
          <table:table-cell table:number-columns-repeated="2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11-23">11/23/2023</text:date>, <text:time>00:05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11-23T00:05:29.06</dc:date>
    <meta:generator>OpenOffice/4.1.2$Win32 OpenOffice.org_project/412m3$Build-9782</meta:generator>
    <dc:creator>Aleksandrs Berdicevskis</dc:creator>
    <meta:editing-duration>PT14M56S</meta:editing-duration>
    <meta:editing-cycles>2</meta:editing-cycles>
    <meta:document-statistic meta:table-count="1" meta:cell-count="480" meta:object-count="0"/>
  </office:meta>
</office:document-meta>
</file>